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13cm" fo:margin-left="0cm" table:align="left" style:shadow="none"/>
    </style:style>
    <style:style style:name="Tabelle1.A" style:family="table-column">
      <style:table-column-properties style:column-width="7.99cm"/>
    </style:style>
    <style:style style:name="Tabelle1.B" style:family="table-column">
      <style:table-column-properties style:column-width="9.022cm"/>
    </style:style>
    <style:style style:name="Tabelle1.A1" style:family="table-cell">
      <style:table-cell-properties fo:padding="0.097cm" fo:border="none"/>
    </style:style>
    <style:style style:name="P1" style:family="paragraph" style:parent-style-name="Header">
      <style:text-properties officeooo:rsid="0010b1c9" officeooo:paragraph-rsid="0010b1c9"/>
    </style:style>
    <style:style style:name="P2" style:family="paragraph" style:parent-style-name="Footer">
      <style:text-properties style:font-name="Arial"/>
    </style:style>
    <style:style style:name="P3" style:family="paragraph" style:parent-style-name="Standard">
      <style:paragraph-properties fo:margin-left="0cm" fo:margin-right="0cm" fo:line-height="150%" fo:text-align="start" style:justify-single-word="false" fo:text-indent="0cm" style:auto-text-indent="false"/>
      <style:text-properties style:font-name="Arial" fo:font-weight="bold" officeooo:rsid="001305aa" officeooo:paragraph-rsid="001305aa" style:font-weight-asian="bold" style:font-weight-complex="bold"/>
    </style:style>
    <style:style style:name="P4"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5"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6" style:family="paragraph" style:parent-style-name="Standard">
      <style:paragraph-properties fo:margin-left="0cm" fo:margin-right="0cm" fo:line-height="150%" fo:text-align="center" style:justify-single-word="false" fo:text-indent="0cm" style:auto-text-indent="false"/>
      <style:text-properties style:font-name="Arial" fo:font-size="12pt" fo:font-weight="bold" officeooo:rsid="0013a1f5" officeooo:paragraph-rsid="0013a1f5" style:font-size-asian="10.5pt" style:font-weight-asian="bold" style:font-size-complex="12pt" style:font-weight-complex="bold"/>
    </style:style>
    <style:style style:name="P7"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72f5d" officeooo:paragraph-rsid="001910a0" style:font-size-asian="10.5pt" style:font-weight-asian="bold" style:font-size-complex="12pt" style:font-weight-complex="bold"/>
    </style:style>
    <style:style style:name="P8" style:family="paragraph" style:parent-style-name="Standard">
      <style:paragraph-properties fo:margin-left="0cm" fo:margin-right="0cm" fo:line-height="150%" fo:text-align="start" style:justify-single-word="false" fo:text-indent="0cm" style:auto-text-indent="false"/>
      <style:text-properties style:font-name="Arial" fo:font-size="12pt" fo:font-weight="normal" officeooo:rsid="0013a1f5" officeooo:paragraph-rsid="0013a1f5" style:font-size-asian="10.5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Arial" fo:font-weight="bold" officeooo:rsid="001305aa" officeooo:paragraph-rsid="001305aa" style:font-weight-asian="bold" style:font-weight-complex="bold"/>
    </style:style>
    <style:style style:name="P10" style:family="paragraph" style:parent-style-name="Table_20_Contents">
      <style:paragraph-properties fo:text-align="end" style:justify-single-word="false"/>
      <style:text-properties style:font-name="Arial" fo:font-weight="bold" officeooo:rsid="001305aa" officeooo:paragraph-rsid="001305aa" style:font-weight-asian="bold" style:font-weight-complex="bold"/>
    </style:style>
    <style:style style:name="P11" style:family="paragraph" style:parent-style-name="Standard" style:list-style-name="L1">
      <style:paragraph-properties fo:line-height="150%" fo:text-align="start" style:justify-single-word="false"/>
      <style:text-properties style:font-name="Arial" fo:font-size="12pt" fo:font-weight="normal" officeooo:rsid="00172f5d" officeooo:paragraph-rsid="001910a0"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style:font-name="Arial" fo:font-size="12pt" fo:font-weight="normal" officeooo:rsid="00174079" officeooo:paragraph-rsid="001910a0"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style:font-name="Arial" fo:font-size="12pt" fo:font-weight="normal" officeooo:rsid="00188216" officeooo:paragraph-rsid="001910a0"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style:font-name="Arial" fo:font-size="12pt" fo:font-weight="normal" officeooo:rsid="001746b8" officeooo:paragraph-rsid="001910a0"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Arial" fo:font-size="12pt" fo:font-weight="normal" officeooo:rsid="001746b8" officeooo:paragraph-rsid="001b7fa7"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style:font-name="Arial" fo:font-size="12pt" fo:font-weight="normal" officeooo:rsid="0002f64f" officeooo:paragraph-rsid="001910a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Arial" fo:font-size="12pt" style:text-underline-style="none" fo:font-weight="normal" officeooo:rsid="00057888" officeooo:paragraph-rsid="001b7fa7"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Arial" fo:font-size="12pt" style:text-underline-style="none" fo:font-weight="normal" officeooo:rsid="002dbd8c" officeooo:paragraph-rsid="001b7fa7"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Arial" fo:font-size="12pt" style:text-underline-style="none" fo:font-weight="normal" officeooo:rsid="00324e04" officeooo:paragraph-rsid="001b7fa7"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Arial" fo:font-size="12pt" style:text-underline-style="none" fo:font-weight="normal" officeooo:rsid="0005d1d5" officeooo:paragraph-rsid="001b7fa7"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Arial" fo:font-size="12pt" style:text-underline-style="none" fo:font-weight="normal" officeooo:rsid="00072b43" officeooo:paragraph-rsid="001b7fa7" style:font-size-asian="10.5pt" style:font-weight-asian="normal" style:font-size-complex="12pt" style:font-weight-complex="normal"/>
    </style:style>
    <style:style style:name="P22" style:family="paragraph" style:parent-style-name="Standard" style:list-style-name="L2">
      <style:paragraph-properties fo:line-height="150%" fo:text-align="start" style:justify-single-word="false"/>
      <style:text-properties style:font-name="Arial" fo:font-size="14pt" fo:font-weight="normal" officeooo:rsid="00172f5d" officeooo:paragraph-rsid="001b7fa7" style:font-size-asian="14pt" style:font-weight-asian="normal" style:font-size-complex="14pt" style:font-weight-complex="normal"/>
    </style:style>
    <style:style style:name="P23" style:family="paragraph" style:parent-style-name="Standard" style:list-style-name="L2">
      <style:paragraph-properties fo:line-height="150%" fo:text-align="start" style:justify-single-word="false"/>
      <style:text-properties style:font-name="Arial" fo:font-size="14pt" fo:font-weight="normal" officeooo:rsid="00090ad5" officeooo:paragraph-rsid="001b7fa7" style:font-size-asian="14pt" style:font-weight-asian="normal" style:font-size-complex="14pt" style:font-weight-complex="normal"/>
    </style:style>
    <style:style style:name="P24" style:family="paragraph" style:parent-style-name="Standard" style:list-style-name="L2">
      <style:paragraph-properties fo:line-height="150%" fo:text-align="start" style:justify-single-word="false"/>
      <style:text-properties style:font-name="Arial" fo:font-size="14pt" fo:font-weight="normal" officeooo:rsid="00174079" officeooo:paragraph-rsid="001b7fa7" style:font-size-asian="14pt" style:font-weight-asian="normal" style:font-size-complex="14pt" style:font-weight-complex="normal"/>
    </style:style>
    <style:style style:name="P25" style:family="paragraph" style:parent-style-name="Standard" style:list-style-name="L2">
      <style:paragraph-properties fo:line-height="150%" fo:text-align="start" style:justify-single-word="false"/>
      <style:text-properties style:font-name="Arial" fo:font-size="14pt" fo:font-weight="normal" officeooo:rsid="00055d26" officeooo:paragraph-rsid="001b7fa7" style:font-size-asian="14pt" style:font-weight-asian="normal" style:font-size-complex="14pt" style:font-weight-complex="normal"/>
    </style:style>
    <style:style style:name="P26" style:family="paragraph" style:parent-style-name="Standard" style:list-style-name="L2">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27" style:family="paragraph" style:parent-style-name="Standard">
      <style:paragraph-properties fo:line-height="150%" fo:text-align="start" style:justify-single-word="false"/>
      <style:text-properties style:font-name="Arial" fo:font-size="14pt" fo:font-weight="normal" officeooo:rsid="001746b8" officeooo:paragraph-rsid="001b7fa7" style:font-size-asian="14pt" style:font-weight-asian="normal" style:font-size-complex="14pt" style:font-weight-complex="normal"/>
    </style:style>
    <style:style style:name="P28" style:family="paragraph" style:parent-style-name="Standard" style:list-style-name="L2">
      <style:paragraph-properties fo:line-height="150%" fo:text-align="start" style:justify-single-word="false"/>
      <style:text-properties style:font-name="Arial" fo:font-size="14pt" fo:font-weight="normal" officeooo:rsid="0002f64f" officeooo:paragraph-rsid="001b7fa7" style:font-size-asian="14pt" style:font-weight-asian="normal" style:font-size-complex="14pt" style:font-weight-complex="normal"/>
    </style:style>
    <style:style style:name="P29" style:family="paragraph" style:parent-style-name="Standard">
      <style:paragraph-properties fo:line-height="150%" fo:text-align="start" style:justify-single-word="false"/>
      <style:text-properties style:font-name="Arial" fo:font-size="16pt" fo:font-weight="bold" officeooo:rsid="00056720" officeooo:paragraph-rsid="001b7fa7" style:font-size-asian="16pt" style:font-weight-asian="bold" style:font-size-complex="16pt" style:font-weight-complex="bold"/>
    </style:style>
    <style:style style:name="P30" style:family="paragraph" style:parent-style-name="Standard" style:list-style-name="L1">
      <style:paragraph-properties fo:margin-left="0cm" fo:margin-right="0cm" fo:line-height="150%" fo:text-align="start" style:justify-single-word="false" fo:text-indent="0cm" style:auto-text-indent="false"/>
      <style:text-properties style:font-name="Arial" fo:font-size="12pt" fo:font-weight="normal" officeooo:rsid="001746b8" officeooo:paragraph-rsid="001910a0" style:font-size-asian="10.5pt" style:font-weight-asian="normal"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Arial" fo:font-size="12pt" style:text-underline-style="none" fo:font-weight="normal" officeooo:rsid="00072b43" officeooo:paragraph-rsid="001b7fa7" style:font-size-asian="10.5pt" style:font-weight-asian="normal"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style:font-name="Arial" fo:font-size="12pt" fo:font-weight="bold" officeooo:rsid="001305aa" officeooo:paragraph-rsid="001305aa" style:font-size-asian="10.5pt" style:font-weight-asian="bold" style:font-size-complex="12pt" style:font-weight-complex="bold"/>
    </style:style>
    <style:style style:name="P33" style:family="paragraph" style:parent-style-name="Standard">
      <style:paragraph-properties fo:margin-left="0cm" fo:margin-right="0cm" fo:line-height="150%" fo:text-align="center" style:justify-single-word="false" fo:text-indent="0cm" style:auto-text-indent="false"/>
      <style:text-properties style:font-name="Arial" fo:font-size="14pt" fo:font-weight="bold" officeooo:rsid="001305aa" officeooo:paragraph-rsid="001305aa" style:font-size-asian="14pt" style:font-weight-asian="bold" style:font-size-complex="14pt" style:font-weight-complex="bold"/>
    </style:style>
    <style:style style:name="P34" style:family="paragraph" style:parent-style-name="Standard">
      <style:paragraph-properties fo:margin-left="0cm" fo:margin-right="0cm" fo:line-height="150%" fo:text-align="start" style:justify-single-word="false" fo:text-indent="0cm" style:auto-text-indent="false"/>
      <style:text-properties style:font-name="Arial" fo:font-size="13pt" fo:font-weight="bold" officeooo:rsid="001305aa" officeooo:paragraph-rsid="001305aa" style:font-size-asian="13pt" style:font-weight-asian="bold" style:font-size-complex="13pt" style:font-weight-complex="bold"/>
    </style:style>
    <style:style style:name="P35" style:family="paragraph" style:parent-style-name="Standard">
      <style:paragraph-properties fo:margin-left="0cm" fo:margin-right="0cm" fo:line-height="150%" fo:text-align="start" style:justify-single-word="false" fo:text-indent="0cm" style:auto-text-indent="false"/>
      <style:text-properties style:font-name="Arial" fo:font-size="16pt" fo:font-weight="bold" officeooo:rsid="00172f5d" officeooo:paragraph-rsid="001b7fa7" style:font-size-asian="16pt" style:font-weight-asian="bold" style:font-size-complex="16pt" style:font-weight-complex="bold"/>
    </style:style>
    <style:style style:name="P36" style:family="paragraph" style:parent-style-name="Standard">
      <style:paragraph-properties fo:margin-left="0cm" fo:margin-right="0cm" fo:line-height="150%" fo:text-align="center" style:justify-single-word="false" fo:text-indent="0cm" style:auto-text-indent="false"/>
      <style:text-properties style:font-name="Arial" fo:font-size="28pt" fo:font-weight="bold" officeooo:rsid="001305aa" officeooo:paragraph-rsid="001305aa" style:font-size-asian="28pt" style:font-weight-asian="bold" style:font-size-complex="28pt" style:font-weight-complex="bold"/>
    </style:style>
    <style:style style:name="T1" style:family="text">
      <style:text-properties fo:font-weight="normal" style:font-weight-asian="normal" style:font-weight-complex="normal"/>
    </style:style>
    <style:style style:name="T2" style:family="text">
      <style:text-properties officeooo:rsid="00165da5"/>
    </style:style>
    <style:style style:name="T3" style:family="text">
      <style:text-properties officeooo:rsid="001b7fa7"/>
    </style:style>
    <style:style style:name="T4" style:family="text">
      <style:text-properties officeooo:rsid="000e096b"/>
    </style:style>
    <style:style style:name="T5" style:family="text">
      <style:text-properties officeooo:rsid="00166b80"/>
    </style:style>
    <style:style style:name="T6" style:family="text">
      <style:text-properties officeooo:rsid="0005d1d5"/>
    </style:style>
    <style:style style:name="T7" style:family="text">
      <style:text-properties officeooo:rsid="002ecc99"/>
    </style:style>
    <style:style style:name="T8" style:family="text">
      <style:text-properties officeooo:rsid="0033857b"/>
    </style:style>
    <style:style style:name="T9" style:family="text">
      <style:text-properties officeooo:rsid="0020d7b6"/>
    </style:style>
    <style:style style:name="T10" style:family="text">
      <style:text-properties officeooo:rsid="00286b74"/>
    </style:style>
    <style:style style:name="T11" style:family="text">
      <style:text-properties fo:font-size="14pt" style:font-size-asian="14pt" style:font-size-complex="14pt"/>
    </style:style>
    <style:style style:name="T12" style:family="text">
      <style:text-properties fo:font-size="13pt" style:font-size-asian="13pt" style:font-size-complex="13pt"/>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9">Johann-Mathesius-Gymnasium Rochlitz</text:p>
          </table:table-cell>
          <table:table-cell table:style-name="Tabelle1.A1" office:value-type="string">
            <text:p text:style-name="P10">Schuljahr 2017/2018</text:p>
          </table:table-cell>
        </table:table-row>
      </table:table>
      <text:p text:style-name="P3"/>
      <text:p text:style-name="P3"/>
      <text:p text:style-name="P36">Komplexe Leistung</text:p>
      <text:p text:style-name="P4"/>
      <text:p text:style-name="P4"/>
      <text:p text:style-name="P4"/>
      <text:p text:style-name="P34">Thema : Darstellung der Funktionsweise von Verschlüsselungsverfahren</text:p>
      <text:p text:style-name="P5"/>
      <text:p text:style-name="P5"/>
      <text:p text:style-name="P5"/>
      <text:p text:style-name="P5"/>
      <text:p text:style-name="P5"><text:span text:style-name="T12">Fach :</text:span> <text:span text:style-name="T13">Mathematik</text:span></text:p>
      <text:p text:style-name="P5"/>
      <text:p text:style-name="P34">Verfasser :<text:span text:style-name="T1"> Moritz Enge</text:span></text:p>
      <text:p text:style-name="P34"/>
      <text:p text:style-name="P34">Betreuender Fachlehrer : <text:span text:style-name="T1">Herr Fritz</text:span></text:p>
      <text:p text:style-name="P5"/>
      <text:p text:style-name="P5"/>
      <text:p text:style-name="P5"/>
      <text:p text:style-name="P5"/>
      <text:p text:style-name="P5"/>
      <text:p text:style-name="P5"/>
      <text:p text:style-name="P5"/>
      <text:p text:style-name="P5"/>
      <text:p text:style-name="P5"/>
      <text:p text:style-name="P5"/>
      <text:p text:style-name="P5"/>
      <text:p text:style-name="P5">Abgabetermin : <text:span text:style-name="T3">27.Oktober 2017</text:span></text:p>
      <text:p text:style-name="P35"><text:soft-page-break/>Inhaltsverzeichnis</text:p>
      <text:list xml:id="list2942208458322072654" text:style-name="L2">
        <text:list-item>
          <text:p text:style-name="P22">Einleitung</text:p>
        </text:list-item>
        <text:list-item>
          <text:p text:style-name="P22">Mathematische Grundlagen</text:p>
          <text:list>
            <text:list-item>
              <text:p text:style-name="P23">Modulo-Division</text:p>
            </text:list-item>
            <text:list-item>
              <text:p text:style-name="P23">Primzahlen</text:p>
            </text:list-item>
            <text:list-item>
              <text:p text:style-name="P23">Eulersche ȹ-Funktion</text:p>
            </text:list-item>
            <text:list-item>
              <text:p text:style-name="P23">Teilerfremdheit zweier Zahlen</text:p>
            </text:list-item>
            <text:list-item>
              <text:p text:style-name="P23">Multiplikative<text:span text:style-name="T4">s</text:span> Inverse<text:span text:style-name="T4">s bezüglich mod n</text:span></text:p>
            </text:list-item>
          </text:list>
        </text:list-item>
        <text:list-item>
          <text:p text:style-name="P24">Arten der Verschlüsselungen</text:p>
          <text:list>
            <text:list-item>
              <text:p text:style-name="P24">Symmetrische Verschlüsselung</text:p>
            </text:list-item>
            <text:list-item>
              <text:p text:style-name="P24">Asymmetrische Verschlüsselung</text:p>
            </text:list-item>
            <text:list-item>
              <text:p text:style-name="P24">Hybride Verschlüsselung</text:p>
            </text:list-item>
          </text:list>
        </text:list-item>
        <text:list-item>
          <text:p text:style-name="P24">Vorstellung spezieller Verschlüsselungsverfahren</text:p>
          <text:list>
            <text:list-item>
              <text:p text:style-name="P25">Vigenère-Chriffe</text:p>
            </text:list-item>
            <text:list-item>
              <text:p text:style-name="P26">RSA – Verschlüsselung</text:p>
            </text:list-item>
          </text:list>
        </text:list-item>
        <text:list-item>
          <text:p text:style-name="P28">(„Knacken“ von Verschlüsselungsverfahren)</text:p>
        </text:list-item>
        <text:list-item>
          <text:p text:style-name="P26">Eigenleistung <text:span text:style-name="T5">(Erstellen einer Verschlüsselungsbibliothek mit GUI)</text:span></text:p>
        </text:list-item>
        <text:list-item>
          <text:p text:style-name="P26">Fazit</text:p>
        </text:list-item>
        <text:list-item>
          <text:p text:style-name="P26">Anhang</text:p>
          <text:list>
            <text:list-item>
              <text:p text:style-name="P26">Literaturverzeichnis</text:p>
            </text:list-item>
            <text:list-item>
              <text:p text:style-name="P26">Anlagen</text:p>
            </text:list-item>
            <text:list-item>
              <text:p text:style-name="P26">Selbstständigkeitserklärung</text:p>
            </text:list-item>
          </text:list>
        </text:list-item>
      </text:list>
      <text:p text:style-name="P27"/>
      <text:p text:style-name="P15"/>
      <text:p text:style-name="P15"/>
      <text:p text:style-name="P15"/>
      <text:p text:style-name="P15"/>
      <text:p text:style-name="P15"/>
      <text:p text:style-name="P29"><text:soft-page-break/><text:span text:style-name="T14">1. Einleitung</text:span></text:p>
      <text:p text:style-name="P17">Eine der wichtigsten Errungenschaft der Sicherheit heutzutage ist die Verschlüsselung.</text:p>
      <text:p text:style-name="P17">Ohne sie wäre eine erfolgreiche digitale Existenz unmöglich. Ob bei dem Übertragen wichtiger Staatsgeheimnisse oder <text:span text:style-name="T6">dem Sichern der Firmendaten gegen Unbefugte, überall wird sie angewandt.</text:span></text:p>
      <text:p text:style-name="P18">Die erste<text:span text:style-name="T7">n bekannten</text:span> Verschlüsselungmethode<text:span text:style-name="T7">n</text:span> wurde<text:span text:style-name="T7">n ca 1900 vor Christus von den Ägyptern „erfunden“. Zu dieser Zeit wurden die Zeichen des Klartextes durch Hieroglyphen ersetzt.Ob vor den Ägyptern es schon andere Kryptoverfahren gab, ist nicht bekannt.</text:span></text:p>
      <text:p text:style-name="P19">Im Laufe der Zeit vebesserten sich die Verfahren und die Sicherheit <text:span text:style-name="T8">und somit wurde im 20. Jahrhundert von <text:s/>Arthur Scherbius die ENIGMA entwickelt. Sie wurde zur sicheren Datenübertragung im dritten Reich benutzt , zumindestens so lange bis der britische Logiker, <text:s/>Mathematiker, Kryptoanalytiker und Informatiker Alan Turing eine effizente Methode fand . Die mit ENIGMA verschlüsselten Narichten zu entschlüsseln </text:span></text:p>
      <text:p text:style-name="P20">Die Verschlüsselung lässt sich in drei Teile unterteilen, erstens das Erzeugen eines Schlüssels, dies kann durch das „einfache“ <text:span text:style-name="T9">auswählen</text:span> einer beliebigen Zahl oder durch komplexe mathematische Verfahren geschehen. Danach folgt das Verschlüsseln (Encoding) mit dem davor generierten Schlüssel, bei diesem Schritt erhält man aus dem Klartext den Geheimtext, das sogenannte Chiffrat. Dieses Chiffrat kann man abspeichern oder verschicken, je nachdem zu was es gebraucht wird.Um aus dem Geheimtext wieder den Klartext zu erzeugen b<text:span text:style-name="T10">enötigt</text:span> man den letzten Schritt, das Entschlüsseln(Decoding), dazu wird der Geheimtext und ein Entschlüsselungs-Schlüssel benötigt. Je nachdem welches Verfahren angewandt wird, ist der Schlüssel zum Verschlüsseln und Entschlüsseln gleich oder unterschiedlich.</text:p>
      <text:p text:style-name="P21">Anhand diesen letzten Schrittes kann man die Verschlüsselungsverfahren klassifizieren.</text:p>
      <text:p text:style-name="P31">Es gibt die symmetrische, die asymmetrische und die hybride Verschlüsselung, auf welche später eingegangen wird.</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Inhaltsverzeichnis</text:p>
      <text:list xml:id="list293150318894297349" text:style-name="L1">
        <text:list-item>
          <text:p text:style-name="P11">Einleitung</text:p>
        </text:list-item>
        <text:list-item>
          <text:p text:style-name="P11">Mathematische Grundlagen</text:p>
        </text:list-item>
        <text:list-item>
          <text:p text:style-name="P12">Arten der Verschlüsselungen</text:p>
          <text:list>
            <text:list-item>
              <text:p text:style-name="P12">Symmetrische Verschlüsselung</text:p>
            </text:list-item>
            <text:list-item>
              <text:p text:style-name="P12">Asymmetrische Verschlüsselung</text:p>
            </text:list-item>
            <text:list-item>
              <text:p text:style-name="P12">Hybride Verschlüsselung</text:p>
            </text:list-item>
          </text:list>
        </text:list-item>
        <text:list-item>
          <text:p text:style-name="P12">Vorstellung spezieller Verschlüsselungsverfahren</text:p>
          <text:list>
            <text:list-item>
              <text:p text:style-name="P13"/>
            </text:list-item>
            <text:list-item>
              <text:p text:style-name="P13">Merkle - <text:s/>Hellmann - Kryptosystem</text:p>
            </text:list-item>
            <text:list-item>
              <text:p text:style-name="P14">RSA – Verschlüsselung</text:p>
            </text:list-item>
          </text:list>
        </text:list-item>
        <text:list-item>
          <text:p text:style-name="P16">(„Knacken“ von Verschlüsselungsverfahren)</text:p>
        </text:list-item>
        <text:list-item>
          <text:p text:style-name="P14">Eigenleistung</text:p>
        </text:list-item>
        <text:list-item>
          <text:p text:style-name="P14">Fazit</text:p>
        </text:list-item>
        <text:list-item>
          <text:p text:style-name="P14"><text:soft-page-break/>Anhang</text:p>
          <text:list>
            <text:list-item>
              <text:p text:style-name="P14">Literaturverzeichnis</text:p>
            </text:list-item>
            <text:list-item>
              <text:p text:style-name="P14">Anlagen</text:p>
            </text:list-item>
            <text:list-item>
              <text:p text:style-name="P30">Selbstständigkeitserkläru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Footer" style:family="paragraph" style:parent-style-name="Standard" style:class="extra">
      <style:paragraph-properties text:number-lines="false" text:line-number="0">
        <style:tab-stops>
          <style:tab-stop style:position="7.549cm" style:type="center"/>
          <style:tab-stop style:position="15.1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b1c9" officeooo:paragraph-rsid="0010b1c9"/>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21:52:02.446965029</meta:creation-date>
    <meta:editing-duration>P2DT10H35M57S</meta:editing-duration>
    <meta:editing-cycles>3</meta:editing-cycles>
    <meta:generator>LibreOffice/5.2.5.1$Windows_x86 LibreOffice_project/0312e1a284a7d50ca85a365c316c7abbf20a4d22</meta:generator>
    <dc:date>2017-10-02T15:24:33.690000000</dc:date>
    <meta:document-statistic meta:table-count="1" meta:image-count="0" meta:object-count="0" meta:page-count="5" meta:paragraph-count="57" meta:word-count="403" meta:character-count="3213" meta:non-whitespace-character-count="2898"/>
  </office:meta>
</office:document-meta>
</file>